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42804" officeooo:paragraph-rsid="00142804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2pt" fo:letter-spacing="normal" fo:font-style="normal" fo:font-weight="normal" officeooo:rsid="00118c27" officeooo:paragraph-rsid="00118c27" style:font-name-asian="Liberation Mono" style:font-size-asian="12pt" style:font-name-complex="Liberation Mono" style:font-size-complex="12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1fa09" officeooo:paragraph-rsid="0011fa09"/>
    </style:style>
    <style:style style:name="P9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10" style:family="paragraph" style:parent-style-name="Preformatted_20_Text">
      <style:text-properties fo:font-size="24pt" officeooo:rsid="00142db8" officeooo:paragraph-rsid="00142db8" style:font-size-asian="24pt" style:font-size-complex="24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4ee84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a6fe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4ee84" style:font-name-asian="Liberation Mono" style:font-size-asian="24pt" style:font-name-complex="Liberation Mono" style:font-size-complex="24pt"/>
    </style:style>
    <style:style style:name="P17" style:family="paragraph" style:parent-style-name="Preformatted_20_Text">
      <style:text-properties officeooo:paragraph-rsid="0015a6f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fa0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02d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2804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ee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a6f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42804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18c27" style:font-name-asian="Liberation Mono" style:font-size-asian="22pt" style:font-name-complex="Liberation Mono" style:font-size-complex="22pt"/>
    </style:style>
    <style:style style:name="T1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402d6" style:font-name-asian="Liberation Mono" style:font-size-asian="22pt" style:font-name-complex="Liberation Mono" style:font-size-complex="22pt"/>
    </style:style>
    <style:style style:name="T1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4ee84" style:font-name-asian="Liberation Mono" style:font-size-asian="22pt" style:font-name-complex="Liberation Mono" style:font-size-complex="22pt"/>
    </style:style>
    <style:style style:name="T15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42804" style:font-name-asian="Liberation Mono" style:font-size-asian="18pt" style:font-name-complex="Liberation Mono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1fa09" style:font-size-asian="36pt" style:font-size-complex="36pt"/>
    </style:style>
    <style:style style:name="T18" style:family="text">
      <style:text-properties officeooo:rsid="001402d6"/>
    </style:style>
    <style:style style:name="T19" style:family="text">
      <style:text-properties fo:font-size="18pt" officeooo:rsid="001402d6" style:font-size-asian="15.75pt" style:font-size-complex="18pt"/>
    </style:style>
    <style:style style:name="T20" style:family="text">
      <style:text-properties fo:font-size="18pt" officeooo:rsid="0014ee84" style:font-size-asian="15.75pt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text-position="super 58%" fo:font-size="18pt" officeooo:rsid="001402d6" style:font-size-asian="15.75pt" style:font-size-complex="18pt"/>
    </style:style>
    <style:style style:name="T23" style:family="text">
      <style:text-properties style:text-position="super 58%" fo:font-size="18pt" officeooo:rsid="0014ee84" style:font-size-asian="15.75pt" style:font-size-complex="18pt"/>
    </style:style>
    <style:style style:name="T24" style:family="text">
      <style:text-properties officeooo:rsid="00142804"/>
    </style:style>
    <style:style style:name="T25" style:family="text">
      <style:text-properties officeooo:rsid="0015a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Echo</text:span><text:span text:style-name="T16"> – </text:span><text:span text:style-name="T17">Killing Moon</text:span></text:p>
      <text:p text:style-name="P12"/>
      <text:p text:style-name="P6"><text:span text:style-name="T2">[</text:span><text:span text:style-name="T3">Intro</text:span><text:span text:style-name="T2">]</text:span></text:p>
      <text:p text:style-name="P8"><text:span text:style-name="T2">b</text:span><text:span text:style-name="T1">m | bm/A | G [2x]</text:span></text:p>
      <text:p text:style-name="P2"/>
      <text:p text:style-name="P6"><text:span text:style-name="T2">[Verse] <text:s/></text:span><text:span text:style-name="T10"><text:s/></text:span></text:p>
      <text:p text:style-name="P13">em | em | C | C [<text:span text:style-name="T18">4</text:span>x]</text:p>
      <text:p text:style-name="P13"><text:span text:style-name="T20">(2</text:span><text:span text:style-name="T23">nd</text:span><text:span text:style-name="T20"> verse: piano plinks)</text:span><text:span text:style-name="T19"> </text:span></text:p>
      <text:p text:style-name="P1"/>
      <text:p text:style-name="P7"><text:span text:style-name="T2">[</text:span><text:span text:style-name="T3">Chorus </text:span><text:span text:style-name="T9">1</text:span><text:span text:style-name="T2">]</text:span><text:span text:style-name="T8"> </text:span><text:span text:style-name="T5">G <text:s/>| cm </text:span><text:span text:style-name="T12">[</text:span><text:span text:style-name="T13">5</text:span><text:span text:style-name="T12">x</text:span><text:span text:style-name="T14">]</text:span><text:span text:style-name="T4"> </text:span></text:p>
      <text:p text:style-name="P16"/>
      <text:p text:style-name="P6"><text:span text:style-name="T2">[</text:span><text:span text:style-name="T7">Guitar melody 1</text:span><text:span text:style-name="T2">]</text:span></text:p>
      <text:p text:style-name="P3">bm | bm/A | G em | em [3x]</text:p>
      <text:p text:style-name="P3">bm | bm/A | D | D <text:span text:style-name="T24">| em | em </text:span></text:p>
      <text:p text:style-name="P3"/>
      <text:p text:style-name="P17"><text:span text:style-name="T9">[Chorus 2]</text:span><text:span text:style-name="T8"> G | cm </text:span><text:span text:style-name="T14">[11x]</text:span><text:span text:style-name="T4"> </text:span></text:p>
      <text:p text:style-name="P15"><text:span text:style-name="T11"/></text:p>
      <text:p text:style-name="P4">[Guitar melody 2]</text:p>
      <text:p text:style-name="P4">G | cm [14x <text:span text:style-name="T21">then start fade</text:span>]</text:p>
      <text:p text:style-name="P5"/>
      <text:p text:style-name="P9"/>
      <text:p text:style-name="P10">KORG etc:<text:line-break/>Melody: 109 or string0, string2</text:p>
      <text:p text:style-name="P10">Bass roots: <text:s/>031, 063</text:p>
      <text:p text:style-name="P10">SFX: 129/porta, 133, 138, 16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2T18:26:24.586992496</meta:print-date>
    <dc:date>2024-01-12T17:35:07.511963376</dc:date>
    <meta:editing-duration>PT12H49M13S</meta:editing-duration>
    <meta:editing-cycles>1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6" meta:word-count="84" meta:character-count="355" meta:non-whitespace-character-count="277"/>
  </office:meta>
</office:document-meta>
</file>